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paragraph-properties fo:text-align="start" style:justify-single-word="false"/>
    </style:style>
    <style:style style:name="P2" style:family="paragraph" style:parent-style-name="Heading_20_2">
      <style:text-properties fo:color="#000000" fo:font-weight="normal" officeooo:rsid="0006ebac" style:font-name-asian="`íVÿ" style:font-weight-asian="normal" style:font-name-complex="`íVÿ" style:font-weight-complex="normal"/>
    </style:style>
    <style:style style:name="P3" style:family="paragraph" style:parent-style-name="Body">
      <style:text-properties style:font-name="Arial" fo:font-size="10pt" style:font-size-asian="10pt" style:font-size-complex="10pt"/>
    </style:style>
    <style:style style:name="P4"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 style:family="paragraph" style:parent-style-name="Body">
      <style:text-properties style:font-name="Arial" fo:font-size="10pt" officeooo:rsid="00058759" officeooo:paragraph-rsid="00058759" style:font-size-asian="10pt" style:font-size-complex="10pt"/>
    </style:style>
    <style:style style:name="P6" style:family="paragraph" style:parent-style-name="Body">
      <style:text-properties fo:color="#000000" style:font-name="Arial" fo:font-size="10pt" style:font-size-asian="10pt" style:font-size-complex="10pt"/>
    </style:style>
    <style:style style:name="P7" style:family="paragraph" style:parent-style-name="Body">
      <style:text-properties fo:color="#000000" style:font-name="Arial" fo:font-size="10pt" style:font-name-asian=" }À'59ÿ" style:font-size-asian="10pt" style:font-name-complex=" }À'59ÿ" style:font-size-complex="10pt"/>
    </style:style>
    <style:style style:name="P8" style:family="paragraph" style:parent-style-name="Heading_20_3">
      <style:text-properties fo:color="#000000" style:font-name-asian=" }À'59ÿ" style:font-name-complex=" }À'59ÿ"/>
    </style:style>
    <style:style style:name="P9" style:family="paragraph" style:parent-style-name="Heading_20_3">
      <style:text-properties fo:color="#000000" fo:font-weight="bold" style:font-name-asian="`íVÿ" style:font-weight-asian="bold" style:font-name-complex="`íVÿ" style:font-weight-complex="bold"/>
    </style:style>
    <style:style style:name="P10" style:family="paragraph" style:parent-style-name="Body">
      <style:text-properties style:font-name="Arial" fo:font-size="10pt" style:font-name-asian=" }À'59ÿ" style:font-size-asian="10pt" style:font-name-complex=" }À'59ÿ" style:font-size-complex="10pt"/>
    </style:style>
    <style:style style:name="P11"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12" style:family="paragraph" style:parent-style-name="Standard">
      <style:paragraph-properties fo:margin-top="0.282cm" fo:margin-bottom="0cm" loext:contextual-spacing="false"/>
    </style:style>
    <style:style style:name="P13" style:family="paragraph" style:parent-style-name="Body">
      <style:paragraph-properties fo:text-align="start" style:justify-single-word="false"/>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Body">
      <style:text-properties style:font-name="Arial" fo:font-size="10pt" officeooo:rsid="000918ca" officeooo:paragraph-rsid="000918ca" style:font-size-asian="10pt" style:font-size-complex="10pt"/>
    </style:style>
    <style:style style:name="P17" style:family="paragraph" style:parent-style-name="Body">
      <style:text-properties style:font-name="Arial" fo:font-size="10pt" style:font-name-asian="`íVÿ" style:font-size-asian="10pt" style:font-name-complex="`íVÿ" style:font-size-complex="10pt"/>
    </style:style>
    <style:style style:name="P18" style:family="paragraph" style:parent-style-name="Body">
      <style:text-properties fo:color="#000000" fo:font-weight="normal" officeooo:rsid="000918ca" officeooo:paragraph-rsid="000918ca" style:font-name-asian="`íVÿ" style:font-weight-asian="normal" style:font-name-complex="`íVÿ" style:font-weight-complex="normal"/>
    </style:style>
    <style:style style:name="P19" style:family="paragraph" style:parent-style-name="Body">
      <style:paragraph-properties fo:text-align="start" style:justify-single-word="false"/>
      <style:text-properties style:font-name="Courier New2"/>
    </style:style>
    <style:style style:name="P20" style:family="paragraph" style:parent-style-name="Body">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CellBody">
      <style:text-properties fo:color="#000000" fo:language="en" fo:country="US" fo:font-style="italic" style:font-style-asian="italic" style:language-complex="ar" style:country-complex="SA"/>
    </style:style>
    <style:style style:name="P26"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7" style:family="paragraph" style:parent-style-name="CellBody">
      <style:paragraph-properties style:snap-to-layout-grid="false"/>
      <style:text-properties fo:color="#000000" fo:language="en" fo:country="US" fo:font-style="italic" officeooo:rsid="0006903b" officeooo:paragraph-rsid="0006903b" style:font-style-asian="italic"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06903b" officeooo:paragraph-rsid="0006903b" style:language-complex="ar" style:country-complex="SA"/>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text-properties style:font-name="Arial" fo:font-size="10pt" style:font-size-asian="10pt" style:font-size-complex="10pt"/>
    </style:style>
    <style:style style:name="P33" style:family="paragraph" style:parent-style-name="Standard">
      <style:paragraph-properties fo:text-align="start" style:justify-single-word="false"/>
      <style:text-properties style:font-name="Arial" fo:font-size="10pt" style:font-size-asian="10pt" style:font-size-complex="10pt"/>
    </style:style>
    <style:style style:name="P34" style:family="paragraph" style:parent-style-name="Standard">
      <style:text-properties fo:color="#ff0000" fo:language="en" fo:country="US" fo:font-style="italic" fo:font-weight="bold" style:font-style-asian="italic" style:font-weight-asian="bold" style:language-complex="ar" style:country-complex="SA"/>
    </style:style>
    <style:style style:name="P35"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36"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37"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38"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text-properties fo:language="en" fo:country="US" style:language-complex="ar" style:country-complex="SA"/>
    </style:style>
    <style:style style:name="P44" style:family="paragraph" style:parent-style-name="Abstract">
      <style:text-properties fo:font-size="10pt" fo:font-weight="normal" officeooo:rsid="0006903b" style:font-size-asian="10pt" style:font-weight-asian="normal" style:font-size-complex="10pt" style:font-weight-complex="normal"/>
    </style:style>
    <style:style style:name="P45" style:family="paragraph" style:parent-style-name="Document_20_Title">
      <style:text-properties fo:language="en" fo:country="US" style:language-complex="ar" style:country-complex="SA"/>
    </style:style>
    <style:style style:name="P4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7" style:family="paragraph" style:parent-style-name="Body">
      <style:paragraph-properties fo:margin-left="2.286cm" fo:margin-right="0cm" fo:text-indent="0cm" style:auto-text-indent="false"/>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language-complex="ar" style:country-complex="SA"/>
    </style:style>
    <style:style style:name="P53" style:family="paragraph" style:parent-style-name="Heading_20_2">
      <style:text-properties fo:color="#000000" fo:font-weight="normal" officeooo:rsid="0006ebac" style:font-name-asian="`íVÿ" style:font-weight-asian="normal" style:font-name-complex="`íVÿ" style:font-weight-complex="normal"/>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font-weight="normal" style:font-weight-asian="normal" style:font-weight-complex="normal"/>
    </style:style>
    <style:style style:name="P56" style:family="paragraph" style:parent-style-name="Heading_20_2">
      <style:text-properties officeooo:rsid="000918ca" officeooo:paragraph-rsid="000918ca"/>
    </style:style>
    <style:style style:name="P57" style:family="paragraph" style:parent-style-name="Heading_20_3">
      <style:text-properties fo:color="#000000" style:font-name="Arial" fo:font-size="10pt" fo:font-weight="normal" style:font-name-asian="`íVÿ" style:font-size-asian="10pt" style:font-weight-asian="normal" style:font-name-complex="`íVÿ" style:font-size-complex="10pt" style:font-weight-complex="normal"/>
    </style:style>
    <style:style style:name="P58" style:family="paragraph" style:parent-style-name="Heading_20_3">
      <style:text-properties fo:color="#000000" style:font-name-asian=" }À'59ÿ" style:font-name-complex=" }À'59ÿ"/>
    </style:style>
    <style:style style:name="P59" style:family="paragraph" style:parent-style-name="Heading_20_3">
      <style:text-properties fo:color="#000000" fo:font-weight="bold" style:font-name-asian="`íVÿ" style:font-weight-asian="bold" style:font-name-complex="`íVÿ" style:font-weight-complex="bold"/>
    </style:style>
    <style:style style:name="P60" style:family="paragraph" style:parent-style-name="Heading_20_3">
      <style:text-properties fo:color="#000000" fo:font-weight="normal" officeooo:rsid="000a2ebc" officeooo:paragraph-rsid="000a2ebc" style:font-name-asian="`íVÿ" style:font-weight-asian="normal" style:font-name-complex="`íVÿ" style:font-weight-complex="normal"/>
    </style:style>
    <style:style style:name="P61" style:family="paragraph" style:parent-style-name="Heading_20_3">
      <style:text-properties style:font-name="Arial" fo:font-size="10pt" style:font-name-asian=" }À'59ÿ" style:font-size-asian="10pt" style:font-name-complex=" }À'59ÿ" style:font-size-complex="10pt"/>
    </style:style>
    <style:style style:name="P62" style:family="paragraph" style:parent-style-name="Heading_20_3">
      <style:text-properties officeooo:rsid="000918ca" officeooo:paragraph-rsid="000918ca"/>
    </style:style>
    <style:style style:name="P63" style:family="paragraph" style:parent-style-name="Body" style:list-style-name="L1"/>
    <style:style style:name="P64" style:family="paragraph" style:parent-style-name="Body" style:list-style-name="L1">
      <style:text-properties fo:font-weight="normal" style:font-weight-asian="normal" style:font-weight-complex="normal"/>
    </style:style>
    <style:style style:name="P65" style:family="paragraph" style:parent-style-name="Body">
      <style:text-properties style:font-name="Arial" fo:font-size="10pt" style:font-name-asian=" }À'59ÿ" style:font-size-asian="10pt" style:font-name-complex=" }À'59ÿ" style:font-size-complex="10pt"/>
    </style:style>
    <style:style style:name="P66" style:family="paragraph" style:parent-style-name="Body">
      <style:text-properties style:font-name="Arial" fo:font-size="10pt" style:font-size-asian="10pt" style:font-size-complex="10pt"/>
    </style:style>
    <style:style style:name="P67" style:family="paragraph" style:parent-style-name="Body">
      <style:text-properties style:font-name="Arial" fo:font-size="10pt" officeooo:rsid="00058759" officeooo:paragraph-rsid="00058759" style:font-size-asian="10pt" style:font-size-complex="10pt"/>
    </style:style>
    <style:style style:name="P68" style:family="paragraph" style:parent-style-name="Body">
      <style:text-properties style:font-name="Arial" fo:font-size="10pt" officeooo:rsid="000d49eb" officeooo:paragraph-rsid="000d49eb" style:font-size-asian="10pt" style:font-size-complex="10pt"/>
    </style:style>
    <style:style style:name="P69" style:family="paragraph" style:parent-style-name="Body">
      <style:text-properties fo:color="#000000" fo:font-weight="normal" officeooo:rsid="000a2ebc" officeooo:paragraph-rsid="000a2ebc" style:font-name-asian="`íVÿ" style:font-weight-asian="normal" style:font-name-complex="`íVÿ" style:font-weight-complex="normal"/>
    </style:style>
    <style:style style:name="P70" style:family="paragraph" style:parent-style-name="Body">
      <style:text-properties fo:color="#000000" style:font-name="Arial" fo:font-size="10pt" style:font-size-asian="10pt" style:font-size-complex="10pt"/>
    </style:style>
    <style:style style:name="P71" style:family="paragraph" style:parent-style-name="Body">
      <style:text-properties fo:color="#000000" style:font-name="Arial" fo:font-size="10pt" style:font-name-asian=" }À'59ÿ" style:font-size-asian="10pt" style:font-name-complex=" }À'59ÿ" style:font-size-complex="10pt"/>
    </style:style>
    <style:style style:name="P72" style:family="paragraph" style:parent-style-name="Body">
      <style:paragraph-properties fo:text-align="start" style:justify-single-word="false"/>
    </style:style>
    <style:style style:name="P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4" style:family="paragraph" style:parent-style-name="Definition_20_Term">
      <style:text-properties fo:language="en" fo:country="US" style:language-complex="ar" style:country-complex="SA"/>
    </style:style>
    <style:style style:name="P75" style:family="paragraph" style:parent-style-name="Definition_20_Term" style:list-style-name="WW8Num3">
      <style:text-properties fo:language="en" fo:country="US" style:language-complex="ar" style:country-complex="SA"/>
    </style:style>
    <style:style style:name="T1" style:family="text">
      <style:text-properties style:font-name="Times New Roman"/>
    </style:style>
    <style:style style:name="T2" style:family="text">
      <style:text-properties officeooo:rsid="000678a9"/>
    </style:style>
    <style:style style:name="T3" style:family="text">
      <style:text-properties fo:color="#000000" fo:font-weight="bold" style:font-name-asian=" }À'59ÿ" style:font-weight-asian="bold" style:font-name-complex=" }À'59ÿ" style:font-weight-complex="bold"/>
    </style:style>
    <style:style style:name="T4" style:family="text">
      <style:text-properties fo:color="#000000" style:font-name-asian=" }À'59ÿ" style:font-name-complex=" }À'59ÿ"/>
    </style:style>
    <style:style style:name="T5" style:family="text">
      <style:text-properties fo:color="#000000"/>
    </style:style>
    <style:style style:name="T6" style:family="text">
      <style:text-properties style:font-name-asian=" }À'59ÿ" style:font-name-complex=" }À'59ÿ"/>
    </style:style>
    <style:style style:name="T7"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8" style:family="text">
      <style:text-properties style:font-name="Arial" fo:font-size="10pt" style:font-name-asian=" }À'59ÿ" style:font-size-asian="10pt" style:font-name-complex=" }À'59ÿ" style:font-size-complex="10pt"/>
    </style:style>
    <style:style style:name="T9" style:family="text">
      <style:text-properties style:font-name="Times New Roman"/>
    </style:style>
    <style:style style:name="T10" style:family="text">
      <style:text-properties style:font-name="Times New Roman" officeooo:rsid="000b9d2c"/>
    </style:style>
    <style:style style:name="T11" style:family="text">
      <style:text-properties officeooo:rsid="000678a9"/>
    </style:style>
    <style:style style:name="T12" style:family="text">
      <style:text-properties fo:color="#000000"/>
    </style:style>
    <style:style style:name="T13" style:family="text">
      <style:text-properties fo:color="#000000" fo:font-weight="bold" style:font-name-asian=" }À'59ÿ" style:font-weight-asian="bold" style:font-name-complex=" }À'59ÿ" style:font-weight-complex="bold"/>
    </style:style>
    <style:style style:name="T14" style:family="text">
      <style:text-properties fo:color="#000000" style:font-name-asian=" }À'59ÿ" style:font-name-complex=" }À'59ÿ"/>
    </style:style>
    <style:style style:name="T15" style:family="text">
      <style:text-properties fo:color="#000000" style:font-name="Arial" fo:font-size="10pt" fo:font-weight="normal" style:font-name-asian=" }À'59ÿ" style:font-size-asian="10pt" style:font-weight-asian="normal" style:font-name-complex=" }À'59ÿ" style:font-size-complex="10pt" style:font-weight-complex="normal"/>
    </style:style>
    <style:style style:name="T16" style:family="text">
      <style:text-properties fo:color="#000000" style:font-name="Arial" fo:font-size="10pt" style:font-size-asian="10pt" style:font-size-complex="10pt"/>
    </style:style>
    <style:style style:name="T17" style:family="text">
      <style:text-properties fo:color="#000000" style:font-name="Arial" fo:font-size="10pt" fo:font-style="normal" style:font-size-asian="10pt" style:font-style-asian="normal" style:font-size-complex="10pt" style:font-style-complex="normal"/>
    </style:style>
    <style:style style:name="T18" style:family="text">
      <style:text-properties fo:color="#000000" style:font-name="Arial" fo:font-size="10pt" fo:font-style="italic" style:font-size-asian="10pt" style:font-style-asian="italic" style:font-size-complex="10pt" style:font-style-complex="italic"/>
    </style:style>
    <style:style style:name="T19" style:family="text">
      <style:text-properties fo:color="#000000" style:font-name="Arial" fo:font-size="11pt" style:font-name-asian="°ýùOÿ" style:font-size-asian="11pt" style:font-name-complex="°ýùOÿ" style:font-size-complex="11pt"/>
    </style:style>
    <style:style style:name="T20" style:family="text">
      <style:text-properties fo:color="#000000" style:font-name="Courier New2" fo:font-size="11pt" style:font-size-asian="11pt" style:font-size-complex="11pt"/>
    </style:style>
    <style:style style:name="T21"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22" style:family="text">
      <style:text-properties fo:color="#000000" style:font-name="Courier New2" fo:font-size="11pt" style:font-name-asian="°ýùOÿ" style:font-size-asian="11pt" style:font-name-complex="°ýùOÿ" style:font-size-complex="11pt"/>
    </style:style>
    <style:style style:name="T23"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00" fo:font-size="11pt" style:font-size-asian="11pt" style:font-size-complex="11pt"/>
    </style:style>
    <style:style style:name="T25" style:family="text">
      <style:text-properties fo:color="#000000" style:font-name-asian="Menlo-Regular" style:font-name-complex="Menlo-Regular"/>
    </style:style>
    <style:style style:name="T26" style:family="text">
      <style:text-properties style:font-name-asian=" }À'59ÿ" style:font-name-complex=" }À'59ÿ"/>
    </style:style>
    <style:style style:name="T27" style:family="text">
      <style:text-properties style:font-name="Arial"/>
    </style:style>
    <style:style style:name="T28" style:family="text">
      <style:text-properties style:font-name="Arial" fo:font-size="10pt" style:font-name-asian=" }À'59ÿ" style:font-size-asian="10pt" style:font-name-complex=" }À'59ÿ" style:font-size-complex="10pt"/>
    </style:style>
    <style:style style:name="T29" style:family="text">
      <style:text-properties style:font-name="Arial" fo:font-size="10pt" style:font-size-asian="10pt" style:font-size-complex="10pt"/>
    </style:style>
    <style:style style:name="T30" style:family="text">
      <style:text-properties style:font-name="Arial" fo:font-size="10pt" style:font-name-asian="`»]ÿ" style:font-size-asian="10pt" style:font-name-complex="`»]ÿ" style:font-size-complex="10pt"/>
    </style:style>
    <style:style style:name="T31" style:family="text">
      <style:text-properties style:font-name="Arial" fo:font-size="10pt" style:font-name-asian=" ÍSÿ" style:font-size-asian="10pt" style:font-name-complex=" ÍSÿ" style:font-size-complex="10pt"/>
    </style:style>
    <style:style style:name="T32" style:family="text">
      <style:text-properties officeooo:rsid="0006ebac"/>
    </style:style>
    <style:style style:name="T33" style:family="text">
      <style:text-properties fo:font-weight="normal" style:font-weight-asian="normal" style:font-weight-complex="normal"/>
    </style:style>
    <style:style style:name="T34" style:family="text">
      <style:text-properties style:font-name-asian="°ýùOÿ" style:font-name-complex="°ýùOÿ"/>
    </style:style>
    <style:style style:name="T35" style:family="text">
      <style:text-properties fo:color="#6a3e3e" fo:font-size="11pt" style:font-size-asian="11pt" style:font-size-complex="11pt"/>
    </style:style>
    <style:style style:name="T36" style:family="text">
      <style:text-properties style:font-name="Courier New2"/>
    </style:style>
    <style:style style:name="T37" style:family="text">
      <style:text-properties style:font-name="Courier New2" officeooo:rsid="0006ebac"/>
    </style:style>
    <style:style style:name="T38" style:family="text">
      <style:text-properties fo:font-size="14pt" fo:font-weight="normal" style:font-size-asian="14pt" style:font-weight-asian="normal"/>
    </style:style>
    <style:style style:name="T3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0" style:family="text">
      <style:text-properties fo:language="en" fo:country="US" style:language-complex="ar" style:country-complex="SA"/>
    </style:style>
    <style:style style:name="T41" style:family="text">
      <style:text-properties style:font-name="Courier New"/>
    </style:style>
    <style:style style:name="T42" style:family="text">
      <style:text-properties fo:font-style="italic" style:font-style-asian="italic" style:font-style-complex="italic"/>
    </style:style>
    <style:style style:name="T43" style:family="text">
      <style:text-properties fo:color="#7f0055" fo:font-size="11pt" fo:font-weight="bold" style:font-size-asian="11pt" style:font-weight-asian="bold" style:font-size-complex="11pt" style:font-weight-complex="bold"/>
    </style:style>
    <style:style style:name="T44"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45" style:family="text">
      <style:text-properties fo:color="#007400" style:font-name-asian="Menlo-Regular" style:font-name-complex="Menlo-Regular"/>
    </style:style>
    <style:style style:name="T46" style:family="text">
      <style:text-properties fo:color="#aa0d91" style:font-name-asian="Menlo-Regular" style:font-name-complex="Menlo-Regular"/>
    </style:style>
    <style:style style:name="T47" style:family="text">
      <style:text-properties fo:color="#0000ff"/>
    </style:style>
    <style:style style:name="T48" style:family="text">
      <style:text-properties officeooo:rsid="000a2e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638535614784" text:id="ct140638535614784">
          <text:format-change>
            <office:change-info>
              <dc:creator>Carsten Ziegeler</dc:creator>
              <dc:date>2016-06-28T06:45:00</dc:date>
            </office:change-info>
          </text:format-change>
        </text:changed-region>
        <text:changed-region xml:id="ct140638535584592" text:id="ct140638535584592">
          <text:insertion>
            <office:change-info>
              <dc:creator>Carsten Ziegeler</dc:creator>
              <dc:date>2016-06-28T06:45:00</dc:date>
            </office:change-info>
          </text:insertion>
        </text:changed-region>
        <text:changed-region xml:id="ct140638535589424" text:id="ct140638535589424">
          <text:insertion>
            <office:change-info>
              <dc:creator>Carsten Ziegeler</dc:creator>
              <dc:date>2016-06-28T06:45:00</dc:date>
            </office:change-info>
          </text:insertion>
        </text:changed-region>
        <text:changed-region xml:id="ct140638535586848" text:id="ct140638535586848">
          <text:insertion>
            <office:change-info>
              <dc:creator>Carsten Ziegeler</dc:creator>
              <dc:date>2016-06-28T06:45:00</dc:date>
            </office:change-info>
          </text:insertion>
        </text:changed-region>
        <text:changed-region xml:id="ct140638535624592" text:id="ct140638535624592">
          <text:insertion>
            <office:change-info>
              <dc:creator>Carsten Ziegeler</dc:creator>
              <dc:date>2016-06-28T06:46:00</dc:date>
            </office:change-info>
          </text:insertion>
        </text:changed-region>
        <text:changed-region xml:id="ct140638535677152" text:id="ct140638535677152">
          <text:deletion>
            <office:change-info>
              <dc:creator>Carsten Ziegeler</dc:creator>
              <dc:date>2016-06-28T09:39:00</dc:date>
            </office:change-info>
            <text:p text:style-name="P1"><text:span text:style-name="T1">update</text:span></text:p>
          </text:deletion>
        </text:changed-region>
        <text:changed-region xml:id="ct140638535678240" text:id="ct140638535678240">
          <text:insertion>
            <office:change-info>
              <dc:creator>Carsten Ziegeler</dc:creator>
              <dc:date>2016-06-28T09:39:00</dc:date>
            </office:change-info>
          </text:insertion>
        </text:changed-region>
        <text:changed-region xml:id="ct140638535680064" text:id="ct140638535680064">
          <text:insertion>
            <office:change-info>
              <dc:creator>Carsten Ziegeler</dc:creator>
              <dc:date>2016-06-28T09:39:00</dc:date>
            </office:change-info>
          </text:insertion>
        </text:changed-region>
        <text:changed-region xml:id="ct140638533063232" text:id="ct140638533063232">
          <text:insertion>
            <office:change-info>
              <dc:creator>Carsten Ziegeler</dc:creator>
              <dc:date>2016-06-28T07:13:00</dc:date>
            </office:change-info>
          </text:insertion>
        </text:changed-region>
        <text:changed-region xml:id="ct140638533065120" text:id="ct140638533065120">
          <text:deletion>
            <office:change-info>
              <dc:creator>Carsten Ziegeler</dc:creator>
              <dc:date>2016-06-28T07:13:00</dc:date>
            </office:change-info>
            <text:h text:style-name="P2" text:outline-level="2">Configuration Transformers</text:h>
          </text:deletion>
        </text:changed-region>
        <text:changed-region xml:id="ct140638580918544" text:id="ct140638580918544">
          <text:insertion>
            <office:change-info>
              <dc:creator>Carsten Ziegeler</dc:creator>
              <dc:date>2016-06-28T16:41:00</dc:date>
            </office:change-info>
          </text:insertion>
        </text:changed-region>
        <text:changed-region xml:id="ct140638533066704" text:id="ct140638533066704">
          <text:deletion>
            <office:change-info>
              <dc:creator>Carsten Ziegeler</dc:creator>
              <dc:date>2016-06-28T07:14:00</dc:date>
            </office:change-info>
            <text:p text:style-name="P3">Transformer</text:p>
          </text:deletion>
        </text:changed-region>
        <text:changed-region xml:id="ct140638533067744" text:id="ct140638533067744">
          <text:insertion>
            <office:change-info>
              <dc:creator>Carsten Ziegeler</dc:creator>
              <dc:date>2016-06-28T07:14:00</dc:date>
            </office:change-info>
          </text:insertion>
        </text:changed-region>
        <text:changed-region xml:id="ct140638533068800" text:id="ct140638533068800">
          <text:insertion>
            <office:change-info>
              <dc:creator>Carsten Ziegeler</dc:creator>
              <dc:date>2016-06-28T07:14:00</dc:date>
            </office:change-info>
          </text:insertion>
        </text:changed-region>
        <text:changed-region xml:id="ct140638533072912" text:id="ct140638533072912">
          <text:insertion>
            <office:change-info>
              <dc:creator>Carsten Ziegeler</dc:creator>
              <dc:date>2016-06-28T07:15:00</dc:date>
            </office:change-info>
          </text:insertion>
        </text:changed-region>
        <text:changed-region xml:id="ct140638533075584" text:id="ct140638533075584">
          <text:insertion>
            <office:change-info>
              <dc:creator>Carsten Ziegeler</dc:creator>
              <dc:date>2016-06-28T07:16:00</dc:date>
            </office:change-info>
          </text:insertion>
        </text:changed-region>
        <text:changed-region xml:id="ct140638533066384" text:id="ct140638533066384">
          <text:insertion>
            <office:change-info>
              <dc:creator>Carsten Ziegeler</dc:creator>
              <dc:date>2016-06-28T07:33:00</dc:date>
            </office:change-info>
          </text:insertion>
        </text:changed-region>
        <text:changed-region xml:id="ct140638533067504" text:id="ct140638533067504">
          <text:insertion>
            <office:change-info>
              <dc:creator>Carsten Ziegeler</dc:creator>
              <dc:date>2016-06-28T07:34:00</dc:date>
            </office:change-info>
          </text:insertion>
        </text:changed-region>
        <text:changed-region xml:id="ct140638533066960" text:id="ct140638533066960">
          <text:insertion>
            <office:change-info>
              <dc:creator>Carsten Ziegeler</dc:creator>
              <dc:date>2016-06-28T07:35:00</dc:date>
            </office:change-info>
          </text:insertion>
        </text:changed-region>
        <text:changed-region xml:id="ct140638533067184" text:id="ct140638533067184">
          <text:insertion>
            <office:change-info>
              <dc:creator>Carsten Ziegeler</dc:creator>
              <dc:date>2016-06-28T07:36:00</dc:date>
            </office:change-info>
          </text:insertion>
        </text:changed-region>
        <text:changed-region xml:id="ct140638533065808" text:id="ct140638533065808">
          <text:insertion>
            <office:change-info>
              <dc:creator>Carsten Ziegeler</dc:creator>
              <dc:date>2016-06-28T07:39:00</dc:date>
            </office:change-info>
          </text:insertion>
        </text:changed-region>
        <text:changed-region xml:id="ct140638533068496" text:id="ct140638533068496">
          <text:insertion>
            <office:change-info>
              <dc:creator>Carsten Ziegeler</dc:creator>
              <dc:date>2016-06-28T07:40:00</dc:date>
            </office:change-info>
          </text:insertion>
        </text:changed-region>
        <text:changed-region xml:id="ct140638533060976" text:id="ct140638533060976">
          <text:deletion>
            <office:change-info>
              <dc:creator>Carsten Ziegeler</dc:creator>
              <dc:date>2016-06-28T07:16:00</dc:date>
            </office:change-info>
            <text:h text:style-name="P4" text:outline-level="3">Configuration Transformation</text:h>
            <text:p text:style-name="P3">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5">Two alternatives: alternative A requires clients like DS to call a special method, alternative B requires clients to use a different interface to get “transparent” filtering:</text:p>
            <text:p text:style-name="P5">ALTERNATIVE A:</text:p>
            <text:p text:style-name="P3">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 <text:span text:style-name="T2">Calling the method requires a new permission (TBD).</text:span></text:p>
            <text:p text:style-name="P5">ALTERNATIVE B:</text:p>
            <text:p text:style-name="P5">A new interface FOOConfigurationAdmin (couldn’t come up with a good name) is added which is an empty extension of the ConfigurationAdmin interface. ConfigurationAdmin registers a service <text:span text:style-name="T2">as a service factory </text:span>with this interface. This service acts in the same way as ConfigurationAdmin with the difference that every configuration that is handled out i<text:span text:style-name="T2">s</text:span> first transformed by calling all configuration transformers.</text:p>
            <text:p text:style-name="P5">Clients of configuration manager like Declarative Services which get configurations from Configuration Admin on behalf of a target service and pass it to the target service, get the extended Configuration Admin service <text:span text:style-name="T2">using the bundle context of bundle defining the service </text:span>instead of the Configuration Admin service. <text:span text:style-name="T2">Normal service permission for getting the special service is sufficient.</text:span></text:p>
            <text:h text:style-name="Heading_20_3" text:outline-level="3">Configuration Transformer Service</text:h>
            <text:p text:style-name="P3">The ConfigurationTransformer interface has two methods which inspects or modifies configuration data. The first one is used for transforming configuration properties before they hit the target service:</text:p>
            <text:p text:style-name="P6">transform(Bundle, Dictionary).</text:p>
            <text:p text:style-name="P3">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3">The changes made by the transformer should normally not be validated, are dynamic and must not be stored. However, the Configuration Admin must ignore changes to the automatic properties as described in Automatic Properties.</text:p>
            <text:p text:style-name="P3"><text:span text:style-name="T3">TODO</text:span><text:span text:style-name="T4">: bundleLocation is not passed on to ConfigurationPlugin – should we do the same here as well?</text:span></text:p>
            <text:p text:style-name="P7">The second method is</text:p>
            <text:p text:style-name="P7">prepare(Dictionary)</text:p>
            <text:p text:style-name="P7">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7">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8" text:outline-level="3">Filtering</text:h>
            <text:p text:style-name="P3"><text:span text:style-name="T5">The transformer can register itself with the service property “cm.target” </text:span>containing either a String with a PID or a String[] of PIDs. A Configuration Admin service must call a Configuration Transformer service only when this property is not set, or <text:span text:style-name="T6">the target service's PID is listed in this property.</text:span></text:p>
            <text:h text:style-name="P9" text:outline-level="3">Permissions</text:h>
            <text:p text:style-name="P10"><text:span text:style-name="T7">Bundles registering ConfigurationTransformer objects must have </text:span><text:span text:style-name="T8">ServicePermission[ConfigurationPlugin, REGISTER]. The Configuration Admin service must trust all services registered with the </text:span><text:span text:style-name="T7">ConfigurationTransformer</text:span><text:span text:style-name="T8"> interface. </text:span></text:p>
          </text:deletion>
        </text:changed-region>
        <text:changed-region xml:id="ct140638533077536" text:id="ct140638533077536">
          <text:insertion>
            <office:change-info>
              <dc:creator>Carsten Ziegeler</dc:creator>
              <dc:date>2016-06-28T07:36:00</dc:date>
            </office:change-info>
          </text:insertion>
        </text:changed-region>
        <text:changed-region xml:id="ct140638533070336" text:id="ct140638533070336">
          <text:insertion>
            <office:change-info>
              <dc:creator>Carsten Ziegeler</dc:creator>
              <dc:date>2016-06-28T07:37:00</dc:date>
            </office:change-info>
          </text:insertion>
        </text:changed-region>
        <text:changed-region xml:id="ct140638533074016" text:id="ct140638533074016">
          <text:insertion>
            <office:change-info>
              <dc:creator>Carsten Ziegeler</dc:creator>
              <dc:date>2016-06-28T07:38:00</dc:date>
            </office:change-info>
          </text:insertion>
        </text:changed-region>
        <text:changed-region xml:id="ct140638533080192" text:id="ct140638533080192">
          <text:deletion>
            <office:change-info>
              <dc:creator>Carsten Ziegeler</dc:creator>
              <dc:date>2016-06-28T07:16:00</dc:date>
            </office:change-info>
            <text:p text:style-name="P11"/>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graphics3" text:anchor-type="paragraph" svg:width="17.78cm" svg:height="7.893cm" draw:z-index="0"><draw:image xlink:href="Pictures/1000020100000427000001D858483800E19BA5DB.png" xlink:type="simple" xlink:show="embed" xlink:actuate="onLoad"/></draw:frame></text:p>
      <text:p text:style-name="P45"><text:user-defined style:data-style-name="N0" text:name="RFC Title">RFC-227 Configuration Admin Updates</text:user-defined></text:p>
      <text:p text:style-name="P45"><text:span text:style-name="T38">Draft<text:line-break/><text:line-break/></text:span><text:span text:style-name="T38"><text:page-count style:num-format="1">13</text:page-count></text:span><text:span text:style-name="T38"> Pages</text:span></text:p>
      <text:p text:style-name="P46"/>
      <text:p text:style-name="P42">Abstract</text:p>
      <text:p text:style-name="P43">10 point Arial Centered.</text:p>
      <text:p text:style-name="P44">Updates to Configuration Admin for R7.</text:p>
      <text:h text:style-name="P52" text:outline-level="1" text:restart-numbering="true" text:start-value="-1">Document Information</text:h>
      <text:h text:style-name="P54" text:outline-level="2">License</text:h>
      <text:p text:style-name="P22">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54"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4" text:outline-level="2">Feedback</text:h>
      <text:p text:style-name="Body"><text:span text:style-name="T40">This document can be downloaded from the OSGi Alliance design repository at </text:span><text:a xlink:type="simple" xlink:href="https://github.com/osgi/design" text:style-name="Internet_20_link" text:visited-style-name="Visited_20_Internet_20_Link"><text:span text:style-name="T40">https://github.com/osgi/design</text:span></text:a><text:span text:style-name="T40">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9">0.1 License<text:tab/>2</text:p>
          <text:p text:style-name="P49">0.2 Trademarks<text:tab/>3</text:p>
          <text:p text:style-name="P49">0.3 Feedback<text:tab/>3</text:p>
          <text:p text:style-name="P49">0.4 Table of Contents<text:tab/>3</text:p>
          <text:p text:style-name="P49">0.5 Terminology and Document Conventions<text:tab/>4</text:p>
          <text:p text:style-name="P49">0.6 Revision History<text:tab/>4</text:p>
          <text:p text:style-name="P48">1 Introduction<text:tab/>5</text:p>
          <text:p text:style-name="P48">2 Application Domain<text:tab/>5</text:p>
          <text:p text:style-name="P48">3 Problem Description<text:tab/>5</text:p>
          <text:p text:style-name="P49">3.1 RFC 218 Configurator<text:tab/>5</text:p>
          <text:p text:style-name="P49">3.2 Support ConfigurationPlugin-like behavior for non-MS/MSF users (Bug 2908)<text:tab/>5</text:p>
          <text:p text:style-name="P48">4 Requirements<text:tab/>6</text:p>
          <text:p text:style-name="P49">4.1 Configuration Admin<text:tab/>6</text:p>
          <text:p text:style-name="P48">5 Technical Solution<text:tab/>6</text:p>
          <text:p text:style-name="P49">5.1 PID Handling of Factory Configurations<text:tab/>6</text:p>
          <text:p text:style-name="P49">5.2 Locking Configuration Records<text:tab/>7</text:p>
          <text:p text:style-name="P50">5.2.1 Security impacts<text:tab/>8</text:p>
          <text:p text:style-name="P49">5.3 Improving Configuration Updates<text:tab/>8</text:p>
          <text:p text:style-name="P49">5.4 Capabilities<text:tab/>9</text:p>
          <text:p text:style-name="P49"><text:soft-page-break/>5.5 Improved ConfigurationPlugin SupportConfiguration Transformers<text:tab/>9</text:p>
          <text:p text:style-name="P50">5.5.1 Configuration Transformation<text:tab/>9</text:p>
          <text:p text:style-name="P50">5.5.2 Configuration Transformer Service<text:tab/>10</text:p>
          <text:p text:style-name="P50">5.5.3 Filtering<text:tab/>10</text:p>
          <text:p text:style-name="P50">5.5.4 Permissions<text:tab/>10</text:p>
          <text:p text:style-name="P49">5.6 Clarifications<text:tab/>11</text:p>
          <text:p text:style-name="P50">5.6.1 ConfigurationPlugin Ranking<text:tab/>11</text:p>
          <text:p text:style-name="P50">5.6.2 ManagedService(Factory) without PID property<text:tab/>11</text:p>
          <text:p text:style-name="P48">6 Data Transfer Objects<text:tab/>11</text:p>
          <text:p text:style-name="P48">7 Javadoc<text:tab/>11</text:p>
          <text:p text:style-name="P48">8 Considered Alternatives<text:tab/>12</text:p>
          <text:p text:style-name="P48">9 Security Considerations<text:tab/>12</text:p>
          <text:p text:style-name="P48">10 Document Support<text:tab/>12</text:p>
          <text:p text:style-name="P49">10.1 References<text:tab/>12</text:p>
          <text:p text:style-name="P49">10.2 Author’s Address<text:tab/>12</text:p>
          <text:p text:style-name="P49">10.3 Acronyms and Abbreviations<text:tab/>13</text:p>
          <text:p text:style-name="P49">10.4 End of Document<text:tab/>13</text:p>
        </text:index-body>
      </text:table-of-content>
      <text:p text:style-name="P21"/>
      <text:h text:style-name="P54"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1"><text:span text:style-name="T41">Source code is shown in this typeface</text:span>.</text:p>
      <text:h text:style-name="P54"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26"/>
          </table:table-cell>
          <table:table-cell table:style-name="Table1.C1" office:value-type="string">
            <text:p text:style-name="P26">Initial Version</text:p>
            <text:p text:style-name="P25">Carsten Ziegeler, Adobe &lt;<text:change-start text:change-id="ct140638535614784"/><text:a xlink:type="simple" xlink:href="mailto:cziegele@adobe.com" text:style-name="Internet_20_link" text:visited-style-name="Visited_20_Internet_20_Link">cziegele@adobe.com</text:a><text:change-end text:change-id="ct140638535614784"/>&gt;</text:p>
          </table:table-cell>
        </table:table-row>
        <table:table-row table:style-name="Table1.2">
          <table:table-cell table:style-name="Table1.A3" office:value-type="string">
            <text:p text:style-name="P29"><text:change-start text:change-id="ct140638535584592"/>0.1<text:change-end text:change-id="ct140638535584592"/></text:p>
          </table:table-cell>
          <table:table-cell table:style-name="Table1.A3" office:value-type="string">
            <text:p text:style-name="P27"><text:change-start text:change-id="ct140638535589424"/>28-JUN-2016<text:change-end text:change-id="ct140638535589424"/></text:p>
          </table:table-cell>
          <table:table-cell table:style-name="Table1.C3" office:value-type="string">
            <text:p text:style-name="P27"><text:change-start text:change-id="ct140638535586848"/>Updates from Darmstadt F2F (ConfigurationPlugin)</text:p>
            <text:p text:style-name="P27">Carsten Ziegeler, A<text:change-end text:change-id="ct140638535586848"/><text:change-start text:change-id="ct140638535624592"/>dobe &lt;cziegele@adobe.com&gt;<text:change-end text:change-id="ct140638535624592"/></text:p>
          </table:table-cell>
        </table:table-row>
      </table:table>
      <text:p text:style-name="P21"/>
      <text:h text:style-name="P51" text:outline-level="1"><text:soft-page-break/>Introduction</text:h>
      <text:p text:style-name="P21">This RFC collects a numbers of requested enhancements to Configuration Admin Service that were suggested after Release 6 design work was completed. Some of the requirements are extracted from RFC 218 Configurator.</text:p>
      <text:h text:style-name="P51" text:outline-level="1">Application Domain</text:h>
      <text:p text:style-name="P21">The Configuration Admin Specification was last change as part of Release 5. From that specification:</text:p>
      <text:p text:style-name="P47"><text:span text:style-name="T29">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31">the OSGi framework.</text:span></text:p>
      <text:h text:style-name="P51"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51" text:outline-level="1">Requirements</text:h>
      <text:h text:style-name="P55" text:outline-level="2" text:is-list-header="true"/>
      <text:h text:style-name="Heading_20_2" text:outline-level="2">Configuration Admin</text:h>
      <text:list xml:id="list2231044242741908627" text:style-name="L1">
        <text:list-item>
          <text:p text:style-name="P63">C0010 – It must be possible to specify the service.pid value when creating a factory configuration. This implies the need for a get_or_create factory configuration method in ConfigurationAdmin. (RFC 218)</text:p>
        </text:list-item>
        <text:list-item>
          <text:p text:style-name="P63">C0020 – <text:span text:style-name="T33">It must be possible to prevent the updating of a configuration by the runtime even the developer forced it. (RFC 218)</text:span></text:p>
        </text:list-item>
        <text:list-item>
          <text:p text:style-name="P64">C0030 – It must be possible to avoid any action if a configuration is updated with the exact samef properties and values as it already has <text:s/>(RFC 218)</text:p>
        </text:list-item>
        <text:list-item>
          <text:p text:style-name="P64">C0040 - <text:s/>Support ConfigurationPlugin-like behavior for non-MS/MSF users</text:p>
        </text:list-item>
      </text:list>
      <text:h text:style-name="P51"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42">Configuration Admin</text:span>. This makes it hard for any (provisioning) tool to manage such a configuration as it needs to store this generated PID in order to later on update or delete the factory configuration.</text:p>
      <text:p text:style-name="P3"><text:span text:style-name="T42">Configuration Admin</text:span> specifies that a “<text:span text:style-name="T34">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34">introduced as a special character the character '#' is introduced as another special character for the PID handling of factory configurations.</text:span></text:p>
      <text:p text:style-name="Body">By introducing two new methods on the <text:span text:style-name="T42">Configuration Admin</text:span> service, a client of the service can specify <text:s/>the PID of the factory configuration by providing the factory PID and a name:</text:p>
      <text:p text:style-name="Body"><text:span text:style-name="Source_20_Text"><text:span text:style-name="T43">public</text:span></text:span><text:span text:style-name="Source_20_Text"><text:span text:style-name="T24"> Configuration getFactoryConfiguration(String factoryPid, String </text:span></text:span><text:span text:style-name="Source_20_Text"><text:span text:style-name="T35">name</text:span></text:span><text:span text:style-name="Source_20_Text"><text:span text:style-name="T24">, String </text:span></text:span><text:span text:style-name="Source_20_Text"><text:span text:style-name="T35">location</text:span></text:span><text:span text:style-name="Source_20_Text"><text:span text:style-name="T24">) </text:span></text:span><text:span text:style-name="Source_20_Text"><text:span text:style-name="T43">throws</text:span></text:span><text:span text:style-name="Source_20_Text"><text:span text:style-name="T24"> IOException;</text:span></text:span></text:p>
      <text:p text:style-name="Body"><text:span text:style-name="Source_20_Text"><text:span text:style-name="T43">public</text:span></text:span><text:span text:style-name="Source_20_Text"><text:span text:style-name="T24"> Configuration getFactoryConfiguration(String factoryPid, String </text:span></text:span><text:span text:style-name="Source_20_Text"><text:span text:style-name="T35">name</text:span></text:span><text:span text:style-name="Source_20_Text"><text:span text:style-name="T24">) </text:span></text:span><text:span text:style-name="Source_20_Text"><text:span text:style-name="T43">throws</text:span></text:span><text:span text:style-name="Source_20_Text"><text:span text:style-name="T24"> IOException;</text:span></text:span></text:p>
      <text:p text:style-name="Body"><text:span text:style-name="Source_20_Text"><text:span text:style-name="T16">These methods require a factoryPID and a name argument. The method still generates a PID however the generated PID has the form: </text:span></text:span><text:span text:style-name="Source_20_Text"><text:span text:style-name="T20">factoryPid#name</text:span></text:span><text:span text:style-name="Source_20_Text"><text:span text:style-name="T16">. This ensures that the </text:span></text:span><text:span text:style-name="Source_20_Text"><text:span text:style-name="T18">Configuration Admin</text:span></text:span><text:span text:style-name="Source_20_Text"><text:span text:style-name="T16">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20">getConfiguration</text:span></text:span><text:span text:style-name="Source_20_Text"><text:span text:style-name="T16">.</text:span></text:span></text:p>
      <text:p text:style-name="Body"><text:span text:style-name="Source_20_Text"><text:span text:style-name="T16">The name can be used to find a factory configuration using </text:span></text:span><text:span text:style-name="Source_20_Text"><text:span text:style-name="T22">listConfigurations</text:span></text:span><text:span text:style-name="Source_20_Text"><text:span text:style-name="T19">:</text:span></text:span></text:p>
      <text:p text:style-name="P1"><text:span text:style-name="Source_20_Text"><text:span text:style-name="T22"><text:s text:c="4"/>ConfigurationAdmin ca = …;<text:line-break/> <text:s text:c="3"/>ca.listConfigurations("(service.pid=</text:span></text:span><text:span text:style-name="Source_20_Text"><text:span text:style-name="T21">my.factory.pid#myname</text:span></text:span><text:span text:style-name="Source_20_Text"><text:span text:style-name="T22">)");</text:span></text:span></text:p>
      <text:h text:style-name="Heading_20_2" text:outline-level="2">Locking Configuration Records</text:h>
      <text:p text:style-name="Body">The <text:span text:style-name="Source_20_Text"><text:span text:style-name="T24">Configuration</text:span></text:span> interface is enhanced with the following methods:</text:p>
      <text:p text:style-name="P19"><text:span text:style-name="T33"><text:s text:c="4"/>/**<text:line-break/> <text:s text:c="4"/>* Locks or unlocks </text:span><text:span text:style-name="T23">the</text:span><text:span text:style-name="T33"> configuration.<text:line-break/> <text:s text:c="4"/>* @param flag If </text:span><text:a xlink:type="simple" xlink:href="mailto:%7B@code" text:style-name="Internet_20_link" text:visited-style-name="Visited_20_Internet_20_Link"><text:span text:style-name="T33">{@code</text:span></text:a><text:span text:style-name="T33"> true} the configuration is locked, <text:line-break/> <text:s text:c="4"/>* <text:s text:c="12"/>if </text:span><text:a xlink:type="simple" xlink:href="mailto:%7B@code" text:style-name="Internet_20_link" text:visited-style-name="Visited_20_Internet_20_Link"><text:span text:style-name="T33">{@code</text:span></text:a><text:span text:style-name="T33"> false} the configuration is unlocked. <text:line-break/> <text:s text:c="4"/>* @throws IOException If the new lock state cannot be persisted. <text:line-break/> <text:s text:c="4"/>* </text:span><text:span text:style-name="T44">@throws IllegalStateException If this configuration has been deleted.<text:line-break/> <text:s text:c="4"/></text:span><text:span text:style-name="T33">*/<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44">@throws IllegalStateException If this configuration has been deleted.</text:span> <text:line-break/> <text:s text:c="4"/>*/<text:line-break/> <text:s text:c="3"/>public boolean isLocked();</text:p>
      <text:p text:style-name="P1"><text:span text:style-name="T27">If the configuration is locked using </text:span><text:span text:style-name="T36">setLocked(true)</text:span><text:span text:style-name="T27"> this state is persisted and the configuration remains locked until it is explicitly unlocked calling </text:span><text:span text:style-name="T36">setLocked(false)</text:span><text:span text:style-name="T27">. If the configuration is locked and </text:span><text:span text:style-name="T1">Configuration.</text:span><text:change text:change-id="ct140638535677152"/><text:change-start text:change-id="ct140638535678240"/><text:span text:style-name="T10">setProperties</text:span><text:change-end text:change-id="ct140638535678240"/><text:span text:style-name="T1">(</text:span><text:change-start text:change-id="ct140638535680064"/><text:span text:style-name="T10">Dictionary</text:span><text:change-end text:change-id="ct140638535680064"/><text:span text:style-name="T1">), Configuration.update(Dictionary)</text:span><text:span text:style-name="T27"> or </text:span><text:span text:style-name="T36">Configuration.delete()</text:span><text:span text:style-name="T27"> is called, a </text:span><text:span text:style-name="T36">LockedConfigurationException</text:span><text:span text:style-name="T27">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30">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36"><text:span text:style-name="T25"><text:tab/></text:span><text:span text:style-name="T45">/**</text:span></text:p>
      <text:p text:style-name="P35"><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35"><text:tab/> * the following properties:</text:p>
      <text:p text:style-name="P35"><text:tab/> * &lt;ul&gt;</text:p>
      <text:p text:style-name="P35"><text:tab/> * &lt;li&gt;"service.pid" : is set to be the PID of this configuration.&lt;/li&gt;</text:p>
      <text:p text:style-name="P35"><text:tab/> * &lt;li&gt;"service.factoryPid" : if this is a factory configuration it is set</text:p>
      <text:p text:style-name="P35"><text:tab/> * to the factory PID else it is not set.&lt;/li&gt;</text:p>
      <text:p text:style-name="P35"><text:tab/> * &lt;/ul&gt;</text:p>
      <text:p text:style-name="P35"><text:tab/> * These system properties are all of type {@code String}.</text:p>
      <text:p text:style-name="P35"><text:tab/> * </text:p>
      <text:p text:style-name="P35"><text:tab/> * &lt;p&gt;</text:p>
      <text:p text:style-name="P35"><text:tab/> * If the corresponding Managed Service/Managed Service Factory is</text:p>
      <text:p text:style-name="P35"><text:tab/> * registered, its updated method must be called asynchronously. Else, this</text:p>
      <text:p text:style-name="P35"><text:tab/> * callback is delayed until aforementioned registration occurs.</text:p>
      <text:p text:style-name="P35"><text:tab/> * </text:p>
      <text:p text:style-name="P35"><text:tab/> * &lt;p&gt;</text:p>
      <text:p text:style-name="P35"><text:tab/> * Also notifies all Configuration Listeners with a</text:p>
      <text:p text:style-name="P35"><text:tab/> * {@link ConfigurationEvent#CM_UPDATED} event.</text:p>
      <text:p text:style-name="P35"><text:tab/> * </text:p>
      <text:p text:style-name="P35"><text:tab/> * @param properties the new set of properties for this configuration<text:line-break/><text:tab/> * @throws LockedConfigurationException If the configuration is locked</text:p>
      <text:p text:style-name="P35"><text:tab/> * @throws IOException if update cannot be made persistent</text:p>
      <text:p text:style-name="P35"><text:tab/> * @throws IllegalArgumentException if the {@code Dictionary} object</text:p>
      <text:p text:style-name="P35"><text:tab/> * <text:s text:c="8"/>contains invalid configuration types or contains case variants of</text:p>
      <text:p text:style-name="P35"><text:tab/> * <text:s text:c="8"/>the same key name.</text:p>
      <text:p text:style-name="P35"><text:tab/> * @throws IllegalStateException If this configuration has been deleted.</text:p>
      <text:p text:style-name="P35"><text:tab/> */</text:p>
      <text:p text:style-name="P36"><text:span text:style-name="T25"><text:tab/></text:span><text:span text:style-name="T46">public</text:span><text:span text:style-name="T25"> </text:span><text:span text:style-name="T46">void</text:span><text:span text:style-name="T25"> setProperties(Dictionary&lt;String, ?&gt; properties) </text:span><text:span text:style-name="T46">throws</text:span><text:span text:style-name="T25"> IOException;</text:span></text:p>
      <text:p text:style-name="P37"/>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15">Provide-Capability: osgi.implementation;<text:line-break/> <text:s text:c="30"/>osgi.implementation="osgi.cm";<text:line-break/> <text:s text:c="30"/>uses:="<text:span text:style-name="T25">org.osgi.service.cm</text:span>";<text:line-break/> <text:s text:c="30"/>version:Version="1.6"</text:p>
      <text:p text:style-name="P17">This capability must follow the rules defined for the osgi.implementation Namespace.</text:p>
      <text:p text:style-name="P32">The bundle providing the Configuration Admin<text:span text:style-name="T47"> </text:span>service must provide a capability in the osgi.service namespace representing this service. This capability must also declare a uses constraint for the org.osgi.service.cm package:</text:p>
      <text:p text:style-name="P32"/>
      <text:p text:style-name="P33">Provide-Capability: osgi.service;</text:p>
      <text:p text:style-name="P33"><text:s text:c="31"/>objectClass:List&lt;String&gt;="org.osgi.service.cm.ConfigurationAdmin";</text:p>
      <text:p text:style-name="P33"><text:s text:c="31"/>uses:="<text:span text:style-name="T25">org.osgi.service.cm</text:span>"</text:p>
      <text:p text:style-name="P33"/>
      <text:p text:style-name="P38">This capability must follow the rules defined for the osgi.service Namespace.</text:p>
      <text:p text:style-name="P38"/>
      <text:h text:style-name="P2" text:outline-level="2"><text:change-start text:change-id="ct140638533063232"/>Improved ConfigurationPlugin Support<text:change-end text:change-id="ct140638533063232"/><text:change text:change-id="ct140638533065120"/></text:h>
      <text:p text:style-name="P68"><text:change-start text:change-id="ct140638580918544"/><text:span text:style-name="T33">This has been discussed as part of RFC 165 and removed from that RFC (see section 6.2 in RFC 165).</text:span></text:p>
      <text:p text:style-name="P3"><text:change-end text:change-id="ct140638580918544"/><text:span text:style-name="T33">The Configuration Admin service allows third-party applications to participate in the configuration</text:span>process. Bundles that register a service object under a Configuration<text:change text:change-id="ct140638533066704"/><text:change-start text:change-id="ct140638533067744"/><text:span text:style-name="T32">Plugin</text:span><text:change-end text:change-id="ct140638533067744"/> interface can transform the configuration dictionary just before it reaches the configuration target service.<text:change-start text:change-id="ct140638533068800"/> <text:span text:style-name="T32">In order to support Configuration Admin clients not registering a ManagedService(Factory), a new method</text:span><text:change-end text:change-id="ct140638533068800"/><text:change-start text:change-id="ct140638533072912"/><text:span text:style-name="T32"> </text:span><text:span text:style-name="T37">getModifiedProperties(ServiceReference&lt;ManagedService&gt;)</text:span><text:span text:style-name="T32"> is added to the Configuration interface. If this is invoked, Configuration Admin calls all </text:span><text:span text:style-name="T37">ConfigurationPlugin</text:span><text:span text:style-name="T32"> services as already described in the specification and </text:span><text:change-end text:change-id="ct140638533072912"/><text:change-start text:change-id="ct140638533075584"/><text:span text:style-name="T32">the modified configuration properties are returned as a </text:span><text:span text:style-name="T37">Dictionary</text:span><text:span text:style-name="T32">.</text:span><text:change-end text:change-id="ct140638533075584"/><text:change-start text:change-id="ct140638533066384"/></text:p>
      <text:p text:style-name="P16"><text:change-end text:change-id="ct140638533066384"/><text:change-start text:change-id="ct140638533067504"/>The service reference passed into the method can point to a placeholder service which is regis<text:change-end text:change-id="ct140638533067504"/><text:change-start text:change-id="ct140638533066960"/>tered on behalf of the bundle using the configuration. For example, DS can register such a service for each bundle it is extending. As that service should not be c<text:change-end text:change-id="ct140638533066960"/><text:change-start text:change-id="ct140638533067184"/>alled by Configuration Admin it will register it without a PID service property, therefore it will be ignored.<text:change-end text:change-id="ct140638533067184"/><text:change-start text:change-id="ct140638533065808"/> <text:span text:style-name="T48">The advantage of this approach is that the passed in reference is a valid service reference</text:span><text:change-end text:change-id="ct140638533065808"/><text:change-start text:change-id="ct140638533068496"/><text:span text:style-name="T48">.</text:span><text:change-end text:change-id="ct140638533068496"/></text:p>
      <text:h text:style-name="P61" text:outline-level="3"><text:change text:change-id="ct140638533060976"/><text:change-start text:change-id="ct140638533077536"/></text:h>
      <text:h text:style-name="P56" text:outline-level="2"><text:soft-page-break/>Clarifications</text:h>
      <text:h text:style-name="P62" text:outline-level="3">ConfigurationPlugin Ranking</text:h>
      <text:p text:style-name="P18">While it is ex<text:change-end text:change-id="ct140638533077536"/><text:change-start text:change-id="ct140638533070336"/>plained that plugins are ordered by service ranking, it is not explicitly mentioned which order is used when two plugins have the same ranking. <text:span text:style-name="T48">O</text:span>rdering by service id in that case <text:span text:style-name="T48">can be assume</text:span></text:p>
      <text:h text:style-name="P60" text:outline-level="3">ManagedService(Factory) without PID property<text:change-end text:change-id="ct140638533070336"/><text:change-start text:change-id="ct140638533074016"/></text:h>
      <text:p text:style-name="P11">It’s not explicitly mentioned what happens with ManagedService(Factory) services registered without a PID. Such services are obviously ignored.<text:change-end text:change-id="ct140638533074016"/><text:change text:change-id="ct140638533080192"/></text:p>
      <text:p text:style-name="Body"><text:span text:style-name="Source_20_Text"><text:span text:style-name="T17"/></text:span></text:p>
      <text:h text:style-name="P51"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51" text:outline-level="1">Javadoc</text:h>
      <text:p text:style-name="P24"><text:span text:style-name="T3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0">https://www.osgi.org/members/RFC/Javadoc</text:span></text:a><text:span text:style-name="T39"> </text:span></text:p>
      <text:h text:style-name="P51" text:outline-level="1"><text:soft-page-break/>Considered Alternatives</text:h>
      <text:h text:style-name="Heading_20_2" text:outline-level="2"><text:span text:style-name="Source_20_Text"><text:span text:style-name="T17"/></text:span></text:h>
      <text:h text:style-name="P51" text:outline-level="1">Security Considerations</text:h>
      <text:p text:style-name="P20">Description of all known vulnerabilities this may either introduce or address as well as scenarios of how the weaknesses could be circumvented.</text:p>
      <text:h text:style-name="P51" text:outline-level="1">Document Support</text:h>
      <text:h text:style-name="P54" text:outline-level="2">References</text:h>
      <text:list xml:id="list8475841764977866241" text:style-name="WW8Num3">
        <text:list-item>
          <text:p text:style-name="P74"><text:bookmark-start text:name="_Ref493020620"/>Bradner, S., Key words for use in RFCs to Indicate Requirement Levels, RFC2119, March 1997.<text:bookmark-end text:name="_Ref493020620"/></text:p>
        </text:list-item>
        <text:list-item>
          <text:p text:style-name="P74">Software Requirements &amp; Specifications. Michael Jackson. ISBN 0-201-87712-0</text:p>
          <text:p text:style-name="P75"/>
        </text:list-item>
      </text:list>
      <text:p text:style-name="P34"/>
      <text:h text:style-name="P54"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40">Name</text:p>
          </table:table-cell>
          <table:table-cell table:style-name="Table2.B1" office:value-type="string">
            <text:p text:style-name="P40">Carsten Ziegeler</text:p>
          </table:table-cell>
        </table:table-row>
        <table:table-row table:style-name="Table2.1">
          <table:table-cell table:style-name="Table2.A1" office:value-type="string">
            <text:p text:style-name="P40">Company</text:p>
          </table:table-cell>
          <table:table-cell table:style-name="Table2.B1" office:value-type="string">
            <text:p text:style-name="P40">Adobe Systems Incorporated</text:p>
          </table:table-cell>
        </table:table-row>
        <table:table-row table:style-name="Table2.1">
          <table:table-cell table:style-name="Table2.A1" office:value-type="string">
            <text:p text:style-name="P40">Address</text:p>
          </table:table-cell>
          <table:table-cell table:style-name="Table2.B1" office:value-type="string">
            <text:p text:style-name="P41">Barfüsserplatz 6, 4055 Basel, Switzerland</text:p>
          </table:table-cell>
        </table:table-row>
        <table:table-row table:style-name="Table2.1">
          <table:table-cell table:style-name="Table2.A1" office:value-type="string">
            <text:p text:style-name="P40">Voice</text:p>
          </table:table-cell>
          <table:table-cell table:style-name="Table2.B1" office:value-type="string">
            <text:p text:style-name="P40">+41 61 226 55 0</text:p>
          </table:table-cell>
        </table:table-row>
        <table:table-row table:style-name="Table2.1">
          <table:table-cell table:style-name="Table2.A1" office:value-type="string">
            <text:p text:style-name="P28">e-mail</text:p>
          </table:table-cell>
          <table:table-cell table:style-name="Table2.B1" office:value-type="string">
            <text:p text:style-name="P28">cziegele@adobe.com</text:p>
          </table:table-cell>
        </table:table-row>
      </table:table>
      <text:p text:style-name="P21"><text:soft-page-break/></text:p>
      <text:h text:style-name="P54" text:outline-level="2">Acronyms and Abbreviations</text:h>
      <text:p text:style-name="P21"/>
      <text:h text:style-name="P54"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9</text:page-number> of <text:page-count style:num-format="1">13</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32</meta:editing-cycles>
    <meta:editing-duration>P1DT15H14M11S</meta:editing-duration>
    <meta:initial-creator>Carsten Ziegeler</meta:initial-creator>
    <dc:date>2016-06-28T16:42:29.223351000</dc:date>
    <dc:creator>Carsten Ziegeler</dc:creator>
    <meta:document-statistic meta:table-count="2" meta:image-count="2" meta:object-count="0" meta:page-count="13" meta:paragraph-count="188" meta:word-count="3054" meta:character-count="20965" meta:non-whitespace-character-count="17766"/>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